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Text_20_body">
      <style:text-properties officeooo:rsid="001d57f2" officeooo:paragraph-rsid="001d57f2"/>
    </style:style>
    <style:style style:name="P3" style:family="paragraph" style:parent-style-name="Text_20_body">
      <style:text-properties officeooo:rsid="001d57f2" officeooo:paragraph-rsid="0021e08f"/>
    </style:style>
    <style:style style:name="P4" style:family="paragraph" style:parent-style-name="Standard">
      <style:text-properties officeooo:rsid="001be990" officeooo:paragraph-rsid="001be990"/>
    </style:style>
    <style:style style:name="P5" style:family="paragraph" style:parent-style-name="Standard">
      <style:text-properties officeooo:rsid="001be990" officeooo:paragraph-rsid="0021c96a"/>
    </style:style>
    <style:style style:name="P6" style:family="paragraph" style:parent-style-name="Text_20_body">
      <style:paragraph-properties fo:text-align="center" style:justify-single-word="false"/>
      <style:text-properties officeooo:paragraph-rsid="00206566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Heading_20_1">
      <style:paragraph-properties fo:text-align="center" style:justify-single-word="false"/>
      <style:text-properties officeooo:paragraph-rsid="00206566"/>
    </style:style>
    <style:style style:name="T1" style:family="text">
      <style:text-properties officeooo:rsid="00206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Apocalypse now</text:span></text:h>
      <text:p text:style-name="P6"/>
      <text:p text:style-name="P3">August 2025</text:p>
      <text:p text:style-name="P3"/>
      <text:p text:style-name="P6">Drone in the sky above Gaza</text:p>
      <text:p text:style-name="P7">(Camera follows a rocket leaving fiery trail in the sky and flying towards a building and crashing into it)</text:p>
      <text:p text:style-name="P7">EXT - on street in Gaza - Day</text:p>
      <text:p text:style-name="Text_20_body">(devastation - partially or fully demolished building - heat and smoke)</text:p>
      <text:p text:style-name="P6"/>
      <text:p text:style-name="Text_20_body"/>
      <text:p text:style-name="P2"/>
      <text:p text:style-name="P1"/>
      <text:p text:style-name="P5">It was a blast that deformed yet another piece of a building, now resembling the rest of the nearly completely demolished neighborhood… <text:s/></text:p>
      <text:p text:style-name="P5">War is a heartless machine, a creation of politicians. It takes no precautions and differentiates nothing among beings: be it a cat, a dog, a child, or a grown-up. <text:s/>Heat and destruction are bad partners; add dust and smoke, and you have a nearly apocalyptic premise laid out right before our eyes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6-01-06T22:40:58.330466161</dc:date>
    <meta:editing-duration>PT15M20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22" meta:character-count="693" meta:non-whitespace-character-count="576"/>
  </office:meta>
</office:document-meta>
</file>